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84fd4" officeooo:paragraph-rsid="10684fd4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8a10a" officeooo:paragraph-rsid="1068a10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2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5bbe3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7" style:family="paragraph" style:parent-style-name="Standard">
      <style:text-properties officeooo:rsid="0dde9a1c" officeooo:paragraph-rsid="1065a151"/>
    </style:style>
    <style:style style:name="P78" style:family="paragraph" style:parent-style-name="Standard">
      <style:text-properties officeooo:paragraph-rsid="0f1c472f"/>
    </style:style>
    <style:style style:name="P79" style:family="paragraph" style:parent-style-name="Standard">
      <style:text-properties officeooo:paragraph-rsid="0f3ae219"/>
    </style:style>
    <style:style style:name="P80" style:family="paragraph" style:parent-style-name="Footnote">
      <style:text-properties officeooo:rsid="043ccc66" officeooo:paragraph-rsid="0f40045a"/>
    </style:style>
    <style:style style:name="P81" style:family="paragraph" style:parent-style-name="Footnote">
      <style:text-properties officeooo:rsid="043ccc66" officeooo:paragraph-rsid="0f4dc0dc"/>
    </style:style>
    <style:style style:name="P82" style:family="paragraph" style:parent-style-name="Standard">
      <style:text-properties officeooo:paragraph-rsid="0f4adb30"/>
    </style:style>
    <style:style style:name="P83" style:family="paragraph" style:parent-style-name="Standard">
      <style:text-properties officeooo:paragraph-rsid="0f4cd335"/>
    </style:style>
    <style:style style:name="P84" style:family="paragraph" style:parent-style-name="Standard">
      <style:text-properties officeooo:paragraph-rsid="0f6ac771"/>
    </style:style>
    <style:style style:name="P85" style:family="paragraph" style:parent-style-name="Standard">
      <style:text-properties officeooo:paragraph-rsid="0f6d4ef8"/>
    </style:style>
    <style:style style:name="P86" style:family="paragraph" style:parent-style-name="Standard">
      <style:paragraph-properties fo:text-align="center" style:justify-single-word="false"/>
      <style:text-properties officeooo:paragraph-rsid="0cc50ec9"/>
    </style:style>
    <style:style style:name="P87" style:family="paragraph" style:parent-style-name="Standard">
      <style:paragraph-properties fo:text-align="center" style:justify-single-word="false"/>
      <style:text-properties officeooo:paragraph-rsid="0daef67d"/>
    </style:style>
    <style:style style:name="P88" style:family="paragraph" style:parent-style-name="Standard">
      <style:paragraph-properties fo:text-align="center" style:justify-single-word="false"/>
      <style:text-properties officeooo:paragraph-rsid="0db0d4d1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102f2d76"/>
    </style:style>
    <style:style style:name="P94" style:family="paragraph" style:parent-style-name="Footnote">
      <style:text-properties officeooo:paragraph-rsid="0fa0ab6e"/>
    </style:style>
    <style:style style:name="P95" style:family="paragraph" style:parent-style-name="Standard">
      <style:text-properties officeooo:paragraph-rsid="0fdfc605"/>
    </style:style>
    <style:style style:name="P96" style:family="paragraph" style:parent-style-name="Standard">
      <style:text-properties officeooo:paragraph-rsid="102b18a5"/>
    </style:style>
    <style:style style:name="P97" style:family="paragraph" style:parent-style-name="Standard">
      <style:text-properties officeooo:paragraph-rsid="102d0319"/>
    </style:style>
    <style:style style:name="P98" style:family="paragraph" style:parent-style-name="Standard">
      <style:text-properties officeooo:paragraph-rsid="1032d175"/>
    </style:style>
    <style:style style:name="P99" style:family="paragraph" style:parent-style-name="Standard">
      <style:text-properties officeooo:paragraph-rsid="103d33d3"/>
    </style:style>
    <style:style style:name="P100" style:family="paragraph" style:parent-style-name="Footnote">
      <style:text-properties officeooo:paragraph-rsid="104a80be"/>
    </style:style>
    <style:style style:name="P101" style:family="paragraph" style:parent-style-name="Footnote">
      <style:text-properties officeooo:paragraph-rsid="104e894e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1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8e215"/>
    </style:style>
    <style:style style:name="P1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1bbde"/>
    </style:style>
    <style:style style:name="P117" style:family="paragraph" style:parent-style-name="Standard">
      <style:paragraph-properties fo:text-align="center" style:justify-single-word="false"/>
      <style:text-properties officeooo:paragraph-rsid="0eb4913f"/>
    </style:style>
    <style:style style:name="P11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8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105d378b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105f5e5c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bold" officeooo:rsid="105d378b" style:font-size-asian="12pt" style:font-weight-asian="bold" style:font-size-complex="12pt" style:font-weight-complex="bold"/>
    </style:style>
    <style:style style:name="T232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33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34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23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language="en" fo:country="GB"/>
    </style:style>
    <style:style style:name="T28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3" style:family="text">
      <style:text-properties fo:language="en" fo:country="GB" officeooo:rsid="0f28d107"/>
    </style:style>
    <style:style style:name="T284" style:family="text">
      <style:text-properties fo:language="en" fo:country="GB" officeooo:rsid="1052c7f3"/>
    </style:style>
    <style:style style:name="T285" style:family="text">
      <style:text-properties fo:language="en" fo:country="GB" officeooo:rsid="105c8aaa"/>
    </style:style>
    <style:style style:name="T286" style:family="text">
      <style:text-properties officeooo:rsid="0f981b1c"/>
    </style:style>
    <style:style style:name="T287" style:family="text">
      <style:text-properties style:font-name="Liberation Mono" fo:font-size="8pt" style:font-size-asian="8pt" style:font-size-complex="8pt" loext:padding="0.049cm" loext:border="0.31pt solid #000000"/>
    </style:style>
    <style:style style:name="T28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09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310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311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312" style:family="text">
      <style:text-properties officeooo:rsid="0fed6741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officeooo:rsid="106a957e" style:font-weight-asian="bold" style:font-weight-complex="bold"/>
    </style:style>
    <style:style style:name="T315" style:family="text">
      <style:text-properties officeooo:rsid="105f126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04"><text:span text:style-name="Strong_20_Emphasis"><text:span text:style-name="T139">Checklist for installing </text:span></text:span><text:span text:style-name="Strong_20_Emphasis"><text:span text:style-name="T139"><text:user-field-get text:name="Distro">Rocky Linux</text:user-field-get></text:span></text:span><text:span text:style-name="Strong_20_Emphasis"><text:span text:style-name="T139"><text:s/></text:span></text:span><text:span text:style-name="Strong_20_Emphasis"><text:span text:style-name="T140"><text:user-field-get text:name="Version">8.10</text:user-field-get></text:span></text:span><text:span text:style-name="Strong_20_Emphasis"><text:span text:style-name="T141"><text:note text:id="ftn0" text:note-class="footnote"><text:note-citation>1</text:note-citation><text:note-body><text:p text:style-name="P100"><text:span text:style-name="T289">This </text:span><text:span text:style-name="Strong_20_Emphasis"><text:span text:style-name="T293"><text:user-field-get text:name="Distro">Rocky Linux</text:user-field-get></text:span></text:span><text:span text:style-name="T290"><text:s/></text:span><text:span text:style-name="T294"><text:user-field-get text:name="Version">8.10</text:user-field-get></text:span><text:span text:style-name="T294"><text:s/>Desktop/</text:span><text:span text:style-name="T295">Workstation</text:span><text:span text:style-name="T289"> (codename </text:span><text:span text:style-name="T292">GreenObsidian</text:span><text:span text:style-name="T289">) from </text:span><text:span text:style-name="T291">May</text:span><text:span text:style-name="T289"> </text:span><text:span text:style-name="Strong_20_Emphasis"><text:span text:style-name="T296"><text:user-field-get text:name="Releaseyear">2024</text:user-field-get></text:span></text:span><text:span text:style-name="T289"><text:s/>is a so-called LTS version (stands for Long-Term Support) and is supported for 5 years until </text:span><text:span text:style-name="T291">May</text:span><text:span text:style-name="T289"> 2029.</text:span></text:p></text:note-body></text:note></text:span></text:span><text:span text:style-name="Strong_20_Emphasis"><text:span text:style-name="T142"><text:s/></text:span></text:span><text:span text:style-name="Strong_20_Emphasis"><text:span text:style-name="T144">Desktop/</text:span></text:span><text:span text:style-name="Strong_20_Emphasis"><text:span text:style-name="T145">Workstation</text:span></text:span><text:span text:style-name="Strong_20_Emphasis"><text:span text:style-name="T143">.</text:span></text:span></text:p>
      <text:p text:style-name="P39"><text:span text:style-name="Strong_20_Emphasis"><text:span text:style-name="T96"/></text:span></text:p>
      <text:p text:style-name="P39"><text:span text:style-name="Strong_20_Emphasis"><text:span text:style-name="T191">This is a fillable PDF, no printing required.</text:span></text:span></text:p>
      <text:p text:style-name="P40"><text:span text:style-name="Strong_20_Emphasis"><text:span text:style-name="T138"/></text:span></text:p>
      <text:p text:style-name="P22"><text:span text:style-name="T161">Fill in the </text:span><text:span text:style-name="Strong_20_Emphasis"><text:span text:style-name="T58">text box</text:span></text:span><text:span text:style-name="T161"> behind the </text:span><text:span text:style-name="T169">underlined</text:span><text:span text:style-name="T162"> </text:span><text:span text:style-name="T161">words, see [explanation]:</text:span></text:p>
      <text:p text:style-name="P20"><text:span text:style-name="Definition"><text:span text:style-name="T282">user</text:span></text:span><text:span text:style-name="T235"><text:tab/><text:tab/></text:span><text:span text:style-name="T245"> <text:tab/><text:tab/><text:tab/> </text:span><text:span text:style-name="T236"><draw:control text:anchor-type="as-char" svg:y="-0.4cm" draw:z-index="4" draw:name="Gebruiker" draw:style-name="gr2" draw:text-style-name="P120" svg:width="6.4cm" svg:height="0.6cm" draw:control="control3"><svg:title>Gebruiker</svg:title><svg:desc>Volledige naam, bijv. Jan Stek</svg:desc></draw:control></text:span><text:span text:style-name="T236"><text:s text:c="2"/></text:span><text:span text:style-name="T237">[</text:span><text:span text:style-name="T244">F</text:span><text:span text:style-name="T238">ull </text:span><text:span text:style-name="T246">na</text:span><text:span text:style-name="T248">me,</text:span><text:span text:style-name="T246"> </text:span><text:span text:style-name="T248">e.g.</text:span><text:span text:style-name="T246"> </text:span><text:span text:style-name="T247">J</text:span><text:span text:style-name="T250">ohn Doe</text:span><text:span text:style-name="T253">]</text:span></text:p>
      <text:p text:style-name="P78"><text:span text:style-name="Definition"><text:span text:style-name="T252">USER</text:span></text:span><text:span text:style-name="Definition"><text:span text:style-name="T281">na</text:span></text:span><text:span text:style-name="Definition"><text:span text:style-name="T283">me</text:span></text:span><text:span text:style-name="T251"><text:tab/><text:tab/><text:tab/> </text:span><text:span text:style-name="T251"><draw:control text:anchor-type="as-char" svg:y="-0.4cm" draw:z-index="10" draw:name="Gberuikersnaam 2" draw:style-name="gr2" draw:text-style-name="P120" svg:width="6.4cm" svg:height="0.6cm" draw:control="control9"><svg:title>Gebruikersnaam</svg:title><svg:desc>Korte naam, bijv. jan</svg:desc></draw:control></text:span><text:span text:style-name="T251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52">j</text:span><text:span text:style-name="T154">oh</text:span><text:span text:style-name="T152">n</text:span><text:span text:style-name="T153">]</text:span></text:p>
      <text:p text:style-name="P19"><text:span text:style-name="Definition"><text:span text:style-name="T281">COMPUTERNA</text:span></text:span><text:span text:style-name="Definition"><text:span text:style-name="T283">me</text:span></text:span><text:span text:style-name="T254"><text:tab/> </text:span><text:span text:style-name="T281"><draw:control text:anchor-type="as-char" svg:y="-0.4cm" draw:z-index="5" draw:name="Computernaam" draw:style-name="gr2" draw:text-style-name="P120" svg:width="6.4cm" svg:height="0.6cm" draw:control="control4"><svg:title>Computernaam</svg:title><svg:desc>Unieke naam van de computer</svg:desc></draw:control></text:span><text:span text:style-name="T281"><text:s text:c="2"/></text:span><text:span text:style-name="T255">[</text:span><text:span text:style-name="T261">N</text:span><text:span text:style-name="T256">a</text:span><text:span text:style-name="T260">me of the</text:span><text:span text:style-name="T256"> compute</text:span><text:span text:style-name="T257">r, </text:span><text:span text:style-name="T260">e.g.</text:span><text:span text:style-name="T258"> </text:span><text:span text:style-name="T259">pc02</text:span><text:span text:style-name="T255">]</text:span></text:p>
      <text:p text:style-name="P23"><text:span text:style-name="Definition"><text:span text:style-name="T263">USER</text:span></text:span><text:span text:style-name="T262"><text:tab/><text:tab/></text:span><text:span text:style-name="T245"> <text:tab/><text:tab/><text:tab/> </text:span><text:span text:style-name="T236"><draw:control text:anchor-type="as-char" svg:y="-0.4cm" draw:z-index="8" draw:name="Gebruiker 1" draw:style-name="gr2" draw:text-style-name="P120" svg:width="6.4cm" svg:height="0.6cm" draw:control="control7"><svg:title>Gebruiker</svg:title><svg:desc>Volledige naam, bijv. Jan Stek</svg:desc></draw:control></text:span><text:span text:style-name="T236"><text:s text:c="2"/></text:span><text:span text:style-name="T237">[</text:span><text:span text:style-name="T244">F</text:span><text:span text:style-name="T239">ull </text:span><text:span text:style-name="T240">na</text:span><text:span text:style-name="T241">me</text:span><text:span text:style-name="T240"> possibly </text:span><text:span text:style-name="T243">2</text:span><text:span text:style-name="T275">nd</text:span><text:span text:style-name="T243"> </text:span><text:span text:style-name="T242">user</text:span><text:span text:style-name="T249">]</text:span></text:p>
      <text:p text:style-name="P95"><text:span text:style-name="Definition"><text:span text:style-name="T263">USERN</text:span></text:span><text:span text:style-name="Definition"><text:span text:style-name="T264">a</text:span></text:span><text:span text:style-name="Definition"><text:span text:style-name="T265">me</text:span></text:span><text:span text:style-name="Definition"><text:span text:style-name="T269"><text:tab/><text:tab/><text:tab/> </text:span></text:span><text:span text:style-name="T251"><draw:control text:anchor-type="as-char" svg:y="-0.4cm" draw:z-index="9" draw:name="Gberuikersnaam 1" draw:style-name="gr2" draw:text-style-name="P120" svg:width="6.4cm" svg:height="0.6cm" draw:control="control8"><svg:title>Gebruikersnaam</svg:title><svg:desc>Korte naam, bijv. jan</svg:desc></draw:control></text:span><text:span text:style-name="T251"><text:s text:c="2"/></text:span><text:span text:style-name="T266">[</text:span><text:span text:style-name="T268">U</text:span><text:span text:style-name="T267">ser</text:span><text:span text:style-name="T271">na</text:span><text:span text:style-name="T272">me</text:span><text:span text:style-name="T271"> possibly </text:span><text:span text:style-name="T274">2</text:span><text:span text:style-name="T276">nd</text:span><text:span text:style-name="T274"> </text:span><text:span text:style-name="T273">user</text:span><text:span text:style-name="T270">]</text:span></text:p>
      <text:p text:style-name="P21"><text:span text:style-name="T155">Replace the </text:span><text:span text:style-name="T168">underlined</text:span><text:span text:style-name="T155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55">.</text:span></text:p>
      <text:p text:style-name="P64"/>
      <text:p text:style-name="P64"/>
      <text:p text:style-name="P24"><text:span text:style-name="T164">Not yet on Linux?</text:span><text:span text:style-name="T156"><text:tab/></text:span><text:span text:style-name="T163">Use</text:span><text:span text:style-name="T157"> </text:span><text:span text:style-name="Strong_20_Emphasis"><text:span text:style-name="T166">Checklist </text:span></text:span><text:span text:style-name="Strong_20_Emphasis"><text:span text:style-name="T167">transfer</text:span></text:span><text:span text:style-name="T157"> o</text:span><text:span text:style-name="T160">n</text:span><text:span text:style-name="T157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8"> </text:span><text:span text:style-name="T160">u</text:span><text:span text:style-name="T158">nder </text:span><text:span text:style-name="T165">Linux</text:span><text:span text:style-name="T159">.</text:span></text:p>
      <text:p text:style-name="P62"><text:span text:style-name="T178">New installation?</text:span><text:span text:style-name="T180"><text:tab/><text:tab/></text:span><text:span text:style-name="T182">Start at chapter</text:span><text:span text:style-name="T180"> </text:span><text:span text:style-name="T178"><text:bookmark-ref text:reference-format="page" text:ref-name="__RefNumPara__4009_1271708128">2</text:bookmark-ref></text:span><text:span text:style-name="T180"><text:s text:c="2"/></text:span><text:span text:style-name="T179"><text:bookmark-ref text:reference-format="text" text:ref-name="__RefNumPara__4009_1271708128">Perform installation</text:bookmark-ref></text:span><text:span text:style-name="T181">.</text:span></text:p>
      <text:p text:style-name="P46"/>
      <text:p text:style-name="P46"/>
      <text:list text:style-name="L1">
        <text:list-item>
          <text:p text:style-name="P106"><text:bookmark-start text:name="__RefNumPara__4083_1271708128"/>Prepar<text:span text:style-name="T286">e </text:span>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1"><text:span text:style-name="Strong_20_Emphasis"><text:span text:style-name="T61"><draw:control text:anchor-type="as-char" draw:z-index="7" draw:name="Vorm3_0" draw:style-name="gr1" draw:text-style-name="P1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61"><draw:control text:anchor-type="as-char" draw:z-index="12" draw:name="Vorm3_ 1" draw:style-name="gr1" draw:text-style-name="P11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70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1" text:note-class="footnote"><text:note-citation>2</text:note-citation><text:note-body><text:p text:style-name="P80"><text:span text:style-name="User_20_Entry"><text:span text:style-name="T103">Login any additional </text:span></text:span><text:span text:style-name="Definition"><text:span text:style-name="T280">USER</text:span></text:span><text:span text:style-name="User_20_Entry"><text:span text:style-name="T108">s</text:span></text:span><text:span text:style-name="User_20_Entry"><text:span text:style-name="T114">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2" office:value-type="string">
            <text:p text:style-name="P47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3"><text:span text:style-name="Strong_20_Emphasis"><text:span text:style-name="T62"><draw:control text:anchor-type="as-char" draw:z-index="15" draw:name="Vorm 4" draw:style-name="gr1" draw:text-style-name="P11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4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36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2" text:note-class="footnote"><text:note-citation>3</text:note-citation><text:note-body><text:p text:style-name="P2">The <text:span text:style-name="T287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80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9"><text:span text:style-name="T14">Type these two commands, each followed by the</text:span><text:span text:style-name="Strong_20_Emphasis"><text:span text:style-name="T40"> </text:span></text:span><text:span text:style-name="Strong_20_Emphasis"><text:span text:style-name="T137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8"><text:span text:style-name="User_20_Entry"><text:span text:style-name="T119">wget karelzimmer.nl/</text:span></text:span><text:span text:style-name="User_20_Entry"><text:span text:style-name="T120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8"><text:span text:style-name="User_20_Entry"><text:span text:style-name="T119">bash </text:span></text:span><text:span text:style-name="User_20_Entry"><text:span text:style-name="T121">getkz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7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8" office:value-type="string">
            <text:p text:style-name="P48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3"><text:span text:style-name="Strong_20_Emphasis"><text:span text:style-name="T62"><draw:control text:anchor-type="as-char" draw:z-index="16" draw:name="Vorm 6" draw:style-name="gr1" draw:text-style-name="P1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62"><draw:control text:anchor-type="as-char" draw:z-index="17" draw:name="Vorm 7" draw:style-name="gr1" draw:text-style-name="P119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84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36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2">3</text:note-ref></text:span></text:span><text:span text:style-name="Strong_20_Emphasis"><text:span text:style-name="T36">, type </text:span></text:span><text:span text:style-name="Strong_20_Emphasis"><text:span text:style-name="T81">menu</text:span></text:span><text:span text:style-name="Strong_20_Emphasis"><text:span text:style-name="T36"> and click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72"><text:span text:style-name="Strong_20_Emphasis"><text:span text:style-name="T42">Select </text:span></text:span><text:span text:style-name="Strong_20_Emphasis"><text:span text:style-name="T82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</table:table>
      <text:p text:style-name="P35"/>
      <text:list text:continue-numbering="true" text:style-name="L1">
        <text:list-item>
          <text:p text:style-name="P10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6"><text:span text:style-name="Strong_20_Emphasis"><text:span text:style-name="T62"><draw:control text:anchor-type="as-char" draw:z-index="2" draw:name="Vorm9" draw:style-name="gr1" draw:text-style-name="P11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9"><text:span text:style-name="T170">Boot the computer from</text:span><text:span text:style-name="T174"><text:note text:id="ftn3" text:note-class="footnote"><text:note-citation>1</text:note-citation><text:note-body><text:p text:style-name="P6"><text:span text:style-name="T115">Boot menu/Setup via one of the </text:span><text:span text:style-name="T116">f</text:span><text:span text:style-name="T115">requently used keys:</text:span> <text:span text:style-name="T288">Esc</text:span>, <text:span text:style-name="T288">Delete</text:span>, <text:span text:style-name="T288">F1</text:span>, <text:span text:style-name="T288">F2</text:span>, <text:span text:style-name="T288">F9</text:span>, <text:span text:style-name="T288">F10</text:span>, <text:span text:style-name="T288">F11</text:span>, <text:span text:style-name="T312">or </text:span><text:span text:style-name="T288">F12</text:span>.</text:p></text:note-body></text:note></text:span><text:span text:style-name="T170"> an</text:span><text:span text:style-name="T172"> </text:span><text:span text:style-name="Strong_20_Emphasis"><text:span text:style-name="T149"><text:user-field-get text:name="Distro">Rocky Linux</text:user-field-get></text:span></text:span><text:span text:style-name="T173"><text:s/></text:span><text:span text:style-name="T150"><text:user-field-get text:name="Version">8.10</text:user-field-get></text:span><text:span text:style-name="T150"><text:s/></text:span><text:span text:style-name="Strong_20_Emphasis"><text:span text:style-name="T97">Desktop/</text:span></text:span><text:span text:style-name="Strong_20_Emphasis"><text:span text:style-name="T98">Workstation</text:span></text:span><text:span text:style-name="Strong_20_Emphasis"><text:span text:style-name="T97"> </text:span></text:span><text:span text:style-name="Strong_20_Emphasis"><text:span text:style-name="T95">L</text:span></text:span><text:span text:style-name="T92">ive</text:span><text:span text:style-name="T92"><text:note text:id="ftn4" text:note-class="footnote"><text:note-citation>2</text:note-citation><text:note-body><text:p text:style-name="P94"><text:span text:style-name="T19">From a Live USB stick you can boot and work with </text:span><text:span text:style-name="Strong_20_Emphasis"><text:span text:style-name="T177"><text:user-field-get text:name="Distro">Rocky Linux</text:user-field-get></text:span></text:span><text:span text:style-name="Strong_20_Emphasis"><text:span text:style-name="T177"><text:s/></text:span></text:span><text:span text:style-name="T19">without modifying any files on the hard drive and also allows installation of </text:span><text:span text:style-name="Strong_20_Emphasis"><text:span text:style-name="T177"><text:user-field-get text:name="Distro">Rocky Linux</text:user-field-get></text:span></text:span><text:span text:style-name="Strong_20_Emphasis"><text:span text:style-name="T177">.</text:span></text:span></text:p></text:note-body></text:note></text:span><text:span text:style-name="T170"> USB stick</text:span><text:span text:style-name="T93"><text:note text:id="ftn5" text:note-class="footnote"><text:note-citation>3</text:note-citation><text:note-body><text:p text:style-name="P101"><text:span text:style-name="Strong_20_Emphasis"><text:span text:style-name="T104">Create a bootable USB stick:<text:line-break/>Download a CD image file (.iso) from</text:span></text:span><text:span text:style-name="Strong_20_Emphasis"><text:span text:style-name="T106"> </text:span></text:span><text:a xlink:type="simple" xlink:href="https://rockylinux.org/nl/download" text:style-name="Internet_20_link" text:visited-style-name="Visited_20_Internet_20_Link"><text:span text:style-name="Strong_20_Emphasis"><text:span text:style-name="T278">rockylinux.org/nl/download</text:span></text:span></text:a><text:span text:style-name="Strong_20_Emphasis"><text:span text:style-name="T106">, </text:span></text:span><text:span text:style-name="Strong_20_Emphasis"><text:span text:style-name="T107">under </text:span></text:span><text:span text:style-name="Strong_20_Emphasis"><text:span text:style-name="T113">Desktop/Workstation Live Images</text:span></text:span><text:span text:style-name="Strong_20_Emphasis"><text:span text:style-name="T107"> click </text:span></text:span><text:span text:style-name="Strong_20_Emphasis"><text:span text:style-name="T113">Rocky Linux 8</text:span></text:span><text:span text:style-name="Strong_20_Emphasis"><text:span text:style-name="T107">, and click </text:span></text:span><text:span text:style-name="Strong_20_Emphasis"><text:span text:style-name="T113">GNOME</text:span></text:span><text:span text:style-name="Strong_20_Emphasis"><text:span text:style-name="T107">.</text:span></text:span><text:span text:style-name="Strong_20_Emphasis"><text:span text:style-name="T104"><text:line-break/></text:span></text:span><text:span text:style-name="Strong_20_Emphasis"><text:span text:style-name="T105">The next steps are described in </text:span></text:span><text:span text:style-name="Strong_20_Emphasis"><text:span text:style-name="T111">Linux informati</text:span></text:span><text:span text:style-name="Strong_20_Emphasis"><text:span text:style-name="T112">on</text:span></text:span><text:span text:style-name="Strong_20_Emphasis"><text:span text:style-name="T10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77">karelzimmer.nl/en</text:span></text:span></text:a><text:span text:style-name="Strong_20_Emphasis"><text:span text:style-name="T105">, under </text:span></text:span><text:span text:style-name="Strong_20_Emphasis"><text:span text:style-name="T111">Linux</text:span></text:span><text:span text:style-name="Strong_20_Emphasis"><text:span text:style-name="T105">.</text:span></text:span></text:p></text:note-body></text:note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4"><text:span text:style-name="T151">Select</text:span><text:span text:style-name="Strong_20_Emphasis"><text:span text:style-name="T63"> </text:span></text:span><text:span text:style-name="Strong_20_Emphasis"><text:span text:style-name="T132">Start</text:span></text:span><text:span text:style-name="Strong_20_Emphasis"><text:span text:style-name="T64"> </text:span></text:span><text:span text:style-name="Strong_20_Emphasis"><text:span text:style-name="T130"><text:user-field-get text:name="Distro">Rocky Linux</text:user-field-get></text:span></text:span><text:span text:style-name="Strong_20_Emphasis"><text:span text:style-name="T133"><text:s/></text:span></text:span><text:span text:style-name="Strong_20_Emphasis"><text:span text:style-name="T131"><text:user-field-get text:name="Version">8.10</text:user-field-get></text:span>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9" draw:name="Vorm 5" draw:style-name="gr1" draw:text-style-name="P119" svg:width="0.35cm" svg:height="0.35cm" draw:control="control28"/></text:span></text:span></text:p>
          </table:table-cell>
          <table:table-cell table:style-name="_32_._5f_Installatie_5f_uitvoeren.C3" office:value-type="string">
            <text:p text:style-name="P116"><text:span text:style-name="Strong_20_Emphasis"><text:span text:style-name="T101">Click</text:span></text:span><text:span text:style-name="Strong_20_Emphasis"><text:span text:style-name="T100"> </text:span></text:span><text:span text:style-name="Strong_20_Emphasis"><text:span text:style-name="T102">Install to Hard Drive</text:span></text:span><text:span text:style-name="Strong_20_Emphasis"><text:span text:style-name="T10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3"><text:span text:style-name="Strong_20_Emphasis"><text:span text:style-name="T134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5" draw:name="Vorm 1" draw:style-name="gr1" draw:text-style-name="P119" svg:width="0.35cm" svg:height="0.35cm" draw:control="control24"/></text:span></text:span></text:p>
          </table:table-cell>
          <table:table-cell table:style-name="_32_._5f_Installatie_5f_uitvoeren.C3" office:value-type="string">
            <text:p text:style-name="P29"><text:span text:style-name="T192">At</text:span><text:span text:style-name="T193"> </text:span><text:span text:style-name="Strong_20_Emphasis"><text:span text:style-name="T192">WELCOME TO ROCKY LINUX 8.10</text:span></text:span><text:span text:style-name="Strong_20_Emphasis"><text:span text:style-name="T205"> select language and click </text:span></text:span><text:span text:style-name="T217">Continue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2" draw:name="Vorm 2" draw:style-name="gr1" draw:text-style-name="P119" svg:width="0.35cm" svg:height="0.35cm" draw:control="control21"/></text:span></text:span></text:p>
          </table:table-cell>
          <table:table-cell table:style-name="_32_._5f_Installatie_5f_uitvoeren.C9" office:value-type="string">
            <text:p text:style-name="P29"><text:span text:style-name="T197">U</text:span><text:span text:style-name="T196">nder</text:span><text:span text:style-name="T194"> </text:span><text:span text:style-name="T220">SYSTEM</text:span><text:span text:style-name="T194"> </text:span><text:span text:style-name="T197">click</text:span><text:span text:style-name="T198"> </text:span><text:span text:style-name="T220">Installati</text:span><text:span text:style-name="T221">on Destination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45"><text:span text:style-name="T315">Check</text:span><text:span text:style-name="T309"> </text:span><text:span text:style-name="T310">the </text:span><text:span text:style-name="T311">Device Selection</text:span><text:span text:style-name="T297"> </text:span><text:span text:style-name="Strong_20_Emphasis"><text:span text:style-name="T299">and click </text:span></text:span><text:span text:style-name="Strong_20_Emphasis"><text:span text:style-name="T298">Done</text:span></text:span><text:span text:style-name="Strong_20_Emphasis"><text:span text:style-name="T300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3" draw:name="Vorm 12" draw:style-name="gr1" draw:text-style-name="P119" svg:width="0.35cm" svg:height="0.35cm" draw:control="control22"/></text:span></text:span></text:p>
          </table:table-cell>
          <table:table-cell table:style-name="_32_._5f_Installatie_5f_uitvoeren.C9" office:value-type="string">
            <text:p text:style-name="P29"><text:span text:style-name="T197">U</text:span><text:span text:style-name="T196">nder</text:span><text:span text:style-name="T194"> </text:span><text:span text:style-name="T220">SYSTEM</text:span><text:span text:style-name="T194"> </text:span><text:span text:style-name="T197">click</text:span><text:span text:style-name="T198"> </text:span><text:span text:style-name="T220">Netwerk &amp; </text:span><text:span text:style-name="T222">H</text:span><text:span text:style-name="T220">ost </text:span><text:span text:style-name="T222">N</text:span><text:span text:style-name="T220">am</text:span><text:span text:style-name="T222">e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7"><text:span text:style-name="T199">Enter you</text:span><text:span text:style-name="T200">r</text:span><text:span text:style-name="T201"> </text:span><text:span text:style-name="Strong_20_Emphasis"><text:span text:style-name="T202">Host </text:span></text:span><text:span text:style-name="Strong_20_Emphasis"><text:span text:style-name="T199">N</text:span></text:span><text:span text:style-name="Strong_20_Emphasis"><text:span text:style-name="T202">am</text:span></text:span><text:span text:style-name="Strong_20_Emphasis"><text:span text:style-name="T199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207"> </text:span></text:span><text:span text:style-name="Strong_20_Emphasis"><text:span text:style-name="T208">and click </text:span></text:span><text:span text:style-name="Strong_20_Emphasis"><text:span text:style-name="T223">Apply</text:span></text:span><text:span text:style-name="Strong_20_Emphasis"><text:span text:style-name="T209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103"><text:span text:style-name="Strong_20_Emphasis"><text:span text:style-name="T210">C</text:span></text:span><text:span text:style-name="Strong_20_Emphasis"><text:span text:style-name="T204">li</text:span></text:span><text:span text:style-name="Strong_20_Emphasis"><text:span text:style-name="T210">c</text:span></text:span><text:span text:style-name="Strong_20_Emphasis"><text:span text:style-name="T204">k </text:span></text:span><text:span text:style-name="Strong_20_Emphasis"><text:span text:style-name="T221">Done</text:span></text:span><text:span text:style-name="Strong_20_Emphasis"><text:span text:style-name="T204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8" draw:name="Vorm 10" draw:style-name="gr1" draw:text-style-name="P119" svg:width="0.35cm" svg:height="0.35cm" draw:control="control27"/></text:span></text:span></text:p>
          </table:table-cell>
          <table:table-cell table:style-name="_32_._5f_Installatie_5f_uitvoeren.C14" office:value-type="string">
            <text:p text:style-name="P29"><text:span text:style-name="T195">U</text:span><text:span text:style-name="T196">nder</text:span><text:span text:style-name="T193"> </text:span><text:span text:style-name="Strong_20_Emphasis"><text:span text:style-name="T196">USER SETTINGS</text:span></text:span><text:span text:style-name="Strong_20_Emphasis"><text:span text:style-name="T211"> </text:span></text:span><text:span text:style-name="Strong_20_Emphasis"><text:span text:style-name="T212">click</text:span></text:span><text:span text:style-name="Strong_20_Emphasis"><text:span text:style-name="T213"> </text:span></text:span><text:span text:style-name="T218">User </text:span><text:span text:style-name="T219">C</text:span><text:span text:style-name="T218">reation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4" office:value-type="string">
            <text:p text:style-name="P102"><text:span text:style-name="T284">Enter your</text:span><text:span text:style-name="T285"> </text:span><text:span text:style-name="Strong_20_Emphasis"><text:span text:style-name="T91">Full name</text:span></text:span><text:span text:style-name="Strong_20_Emphasis"><text:span text:style-name="T68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91">User name</text:span></text:span><text:span text:style-name="Strong_20_Emphasis"><text:span text:style-name="T68"> </text:span></text:span><text:span text:style-name="Definition"><text:span text:style-name="T12">username</text:span></text:span><text:span text:style-name="Strong_20_Emphasis"><text:span text:style-name="T68">,</text:span></text:span></text:p>
            <text:p text:style-name="P102"><text:span text:style-name="Strong_20_Emphasis"><text:span text:style-name="T70">check</text:span></text:span><text:span text:style-name="Strong_20_Emphasis"><text:span text:style-name="T71"> </text:span></text:span><text:span text:style-name="Strong_20_Emphasis"><text:span text:style-name="T86">Ma</text:span></text:span><text:span text:style-name="Strong_20_Emphasis"><text:span text:style-name="T87">ke this user administrator</text:span></text:span><text:span text:style-name="Strong_20_Emphasis"><text:span text:style-name="T71">,</text:span></text:span></text:p>
            <text:p text:style-name="P115"><text:span text:style-name="Strong_20_Emphasis"><text:span text:style-name="T67">enter a </text:span></text:span><text:span text:style-name="Strong_20_Emphasis"><text:span text:style-name="T85">password</text:span></text:span><text:span text:style-name="Strong_20_Emphasis"><text:span text:style-name="T67"> twice</text:span></text:span><text:span text:style-name="Strong_20_Emphasis"><text:span text:style-name="T71"> </text:span></text:span><text:span text:style-name="Strong_20_Emphasis"><text:span text:style-name="T72">and c</text:span></text:span><text:span text:style-name="Strong_20_Emphasis"><text:span text:style-name="T71">li</text:span></text:span><text:span text:style-name="Strong_20_Emphasis"><text:span text:style-name="T73">c</text:span></text:span><text:span text:style-name="Strong_20_Emphasis"><text:span text:style-name="T71">k </text:span></text:span><text:span text:style-name="Strong_20_Emphasis"><text:span text:style-name="T88">Done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9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4" draw:name="Vorm 14" draw:style-name="gr1" draw:text-style-name="P119" svg:width="0.35cm" svg:height="0.35cm" draw:control="control23"/></text:span></text:span></text:p>
          </table:table-cell>
          <table:table-cell table:style-name="_32_._5f_Installatie_5f_uitvoeren.C20" office:value-type="string">
            <text:p text:style-name="P28"><text:span text:style-name="Strong_20_Emphasis"><text:span text:style-name="T214">Click</text:span></text:span><text:span text:style-name="Strong_20_Emphasis"><text:span text:style-name="T215"> </text:span></text:span><text:span text:style-name="Strong_20_Emphasis"><text:span text:style-name="T232">Begin </text:span></text:span><text:span text:style-name="Strong_20_Emphasis"><text:span text:style-name="T233">Installation</text:span>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20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6" draw:name="Vorm 13" draw:style-name="gr1" draw:text-style-name="P119" svg:width="0.35cm" svg:height="0.35cm" draw:control="control25"/></text:span></text:span></text:p>
          </table:table-cell>
          <table:table-cell table:style-name="_32_._5f_Installatie_5f_uitvoeren.C20" office:value-type="string">
            <text:p text:style-name="P28"><text:span text:style-name="Strong_20_Emphasis"><text:span text:style-name="T216">Restart the system</text:span>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20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7" draw:name="Vorm 15" draw:style-name="gr1" draw:text-style-name="P119" svg:width="0.35cm" svg:height="0.35cm" draw:control="control26"/></text:span></text:span></text:p>
          </table:table-cell>
          <table:table-cell table:style-name="_32_._5f_Installatie_5f_uitvoeren.C20" office:value-type="string">
            <text:p text:style-name="P30">Under <text:span text:style-name="T313">LICENSING</text:span> click <text:span text:style-name="T313">License Information</text:span>.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20" office:value-type="string">
            <text:p text:style-name="P30">Check <text:span text:style-name="T313">I accept the license </text:span><text:span text:style-name="T314">a</text:span><text:span text:style-name="T313">greement</text:span> and click <text:span text:style-name="T313">Done</text:span>.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26" office:value-type="string">
            <text:p text:style-name="P31">Click <text:span text:style-name="T313">FINISH CONFIGURATION</text:span>.</text:p>
          </table:table-cell>
        </table:table-row>
      </table:table>
      <text:p text:style-name="P67"><text:span text:style-name="Strong_20_Emphasis"><text:span text:style-name="T65"/></text:span></text:p>
      <text:list text:continue-numbering="true" text:style-name="L1">
        <text:list-item>
          <text:p text:style-name="P105"><text:span text:style-name="Strong_20_Emphasis"><text:span text:style-name="T90">Finish installation</text:span></text:span></text:p>
        </text:list-item>
      </text:list>
      <text:p text:style-name="P6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0"><text:span text:style-name="Strong_20_Emphasis"><text:span text:style-name="T62"><draw:control text:anchor-type="as-char" draw:z-index="3" draw:name="Vorm24" draw:style-name="gr1" draw:text-style-name="P11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2" office:value-type="string">
            <text:p text:style-name="P69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1"><text:span text:style-name="Strong_20_Emphasis"><text:span text:style-name="T99"><draw:control text:anchor-type="as-char" draw:z-index="13" draw:name="Vorm4_ 1" draw:style-name="gr1" draw:text-style-name="P119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7"><text:span text:style-name="Strong_20_Emphasis"><text:span text:style-name="T128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3"><text:span text:style-name="Strong_20_Emphasis"><text:span text:style-name="T62"><draw:control text:anchor-type="as-char" draw:z-index="18" draw:name="Vorm4" draw:style-name="gr1" draw:text-style-name="P119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7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36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6" text:note-class="footnote"><text:note-citation>1</text:note-citation><text:note-body><text:p text:style-name="P65"><text:span text:style-name="T188">The </text:span><text:span text:style-name="T187">Super</text:span><text:span text:style-name="T188"> key is the Windows key, Command key (Apple), or Magnifier key </text:span><text:span text:style-name="T189">(Chromebook)</text:span><text:span text:style-name="T188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80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91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82"><text:span text:style-name="T15">Type these two commands, each followed by the</text:span><text:span text:style-name="Strong_20_Emphasis"><text:span text:style-name="T40"> </text:span></text:span><text:span text:style-name="Strong_20_Emphasis"><text:span text:style-name="T137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5"><text:span text:style-name="User_20_Entry"><text:span text:style-name="T119">wget karelzimmer.nl/</text:span></text:span><text:span text:style-name="User_20_Entry"><text:span text:style-name="T120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8"><text:span text:style-name="User_20_Entry"><text:span text:style-name="T119">bash </text:span></text:span><text:span text:style-name="User_20_Entry"><text:span text:style-name="T121">get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0" office:value-type="string">
            <text:p text:style-name="P49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3"><text:span text:style-name="Strong_20_Emphasis"><text:span text:style-name="T62"><draw:control text:anchor-type="as-char" draw:z-index="19" draw:name="Vorm 3" draw:style-name="gr1" draw:text-style-name="P119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6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36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6">1</text:note-ref></text:span></text:span><text:span text:style-name="Strong_20_Emphasis"><text:span text:style-name="T45">, type </text:span></text:span><text:span text:style-name="Strong_20_Emphasis"><text:span text:style-name="T83">menu</text:span></text:span><text:span text:style-name="Strong_20_Emphasis"><text:span text:style-name="T45"> and click the </text:span></text:span><text:span text:style-name="Strong_20_Emphasis"><text:span text:style-name="T124">Install</text:span></text:span><text:span text:style-name="Strong_20_Emphasis"><text:span text:style-name="T125">ation</text:span></text:span><text:span text:style-name="Strong_20_Emphasis"><text:span text:style-name="T124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0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83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89">3</text:span></text:span><text:span text:style-name="Strong_20_Emphasis"><text:span text:style-name="T74"> </text:span></text:span><text:span text:style-name="Strong_20_Emphasis"><text:span text:style-name="T75">Finish installatio</text:span></text:span><text:span text:style-name="Strong_20_Emphasis"><text:span text:style-name="T76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5"><text:span text:style-name="Strong_20_Emphasis"><text:span text:style-name="T41">Follow the instructions on the screen.</text:span></text:span></text:p>
          </table:table-cell>
        </table:table-row>
      </table:table>
      <text:p text:style-name="P68"><text:span text:style-name="Strong_20_Emphasis"><text:span text:style-name="T27"/></text:span></text:p>
      <text:list text:continue-numbering="true" text:style-name="L1">
        <text:list-item>
          <text:p text:style-name="P108"><text:span text:style-name="Strong_20_Emphasis"><text:span text:style-name="T18">P</text:span></text:span><text:span text:style-name="Strong_20_Emphasis"><text:span text:style-name="T190">rovision user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92"><text:span text:style-name="Strong_20_Emphasis"><text:span text:style-name="T62"><draw:control text:anchor-type="as-char" draw:z-index="6" draw:name="Vorm40_0" draw:style-name="gr1" draw:text-style-name="P119" svg:width="0.35cm" svg:height="0.35cm" draw:control="control5"/></text:span></text:span></text:p>
          </table:table-cell>
          <table:table-cell table:style-name="Tabel2.A1" office:value-type="string">
            <text:p text:style-name="P92"><text:span text:style-name="Strong_20_Emphasis"><text:span text:style-name="T62"><draw:control text:anchor-type="as-char" draw:z-index="11" draw:name="Vorm40_ 1" draw:style-name="gr1" draw:text-style-name="P119" svg:width="0.35cm" svg:height="0.35cm" draw:control="control10"/></text:span></text:span></text:p>
          </table:table-cell>
          <table:table-cell table:style-name="Tabel2.D1" office:value-type="string">
            <text:p text:style-name="P41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7" text:note-class="footnote"><text:note-citation>1</text:note-citation><text:note-body><text:p text:style-name="P81"><text:span text:style-name="User_20_Entry"><text:span text:style-name="T118">Login any additional </text:span></text:span><text:span text:style-name="Definition"><text:span text:style-name="T279">USER</text:span></text:span><text:span text:style-name="User_20_Entry"><text:span text:style-name="T117">s </text:span></text:span><text:span text:style-name="User_20_Entry"><text:span text:style-name="T118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2" office:value-type="string">
            <text:p text:style-name="P50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61"><text:span text:style-name="Strong_20_Emphasis"><text:span text:style-name="T99"><draw:control text:anchor-type="as-char" draw:z-index="14" draw:name="Vorm4_ 2" draw:style-name="gr1" draw:text-style-name="P119" svg:width="0.35cm" svg:height="0.35cm" draw:control="control13"/></text:span></text:span></text:p>
          </table:table-cell>
          <table:table-cell table:style-name="Tabel2.D2" office:value-type="string">
            <text:p text:style-name="P77"><text:span text:style-name="Strong_20_Emphasis"><text:span text:style-name="T135">Go through the welcome screens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2" office:value-type="string">
            <text:p text:style-name="P50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93"><text:span text:style-name="Strong_20_Emphasis"><text:span text:style-name="T62"><draw:control text:anchor-type="as-char" draw:z-index="20" draw:name="Vorm 8" draw:style-name="gr1" draw:text-style-name="P119" svg:width="0.35cm" svg:height="0.35cm" draw:control="control19"/></text:span></text:span></text:p>
          </table:table-cell>
          <table:table-cell table:style-name="Tabel2.A1" office:value-type="string">
            <text:p text:style-name="P93"><text:span text:style-name="Strong_20_Emphasis"><text:span text:style-name="T62"><draw:control text:anchor-type="as-char" draw:z-index="21" draw:name="Vorm 9" draw:style-name="gr1" draw:text-style-name="P119" svg:width="0.35cm" svg:height="0.35cm" draw:control="control20"/></text:span></text:span></text:p>
          </table:table-cell>
          <table:table-cell table:style-name="Tabel2.D5" office:value-type="string">
            <text:p text:style-name="P43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36">Super</text:span></text:span><text:span text:style-name="Strong_20_Emphasis"><text:span text:style-name="T47"> key</text:span></text:span><text:span text:style-name="Strong_20_Emphasis"><text:span text:style-name="T24"><text:note text:id="ftn8" text:note-class="footnote"><text:note-citation>2</text:note-citation><text:note-body><text:p text:style-name="P66"><text:span text:style-name="T188">The </text:span><text:span text:style-name="T187">Super</text:span><text:span text:style-name="T188"> key is the Windows key, Command key (Apple), or Magnifier key </text:span><text:span text:style-name="T189">(Chromebook)</text:span><text:span text:style-name="T188">.</text:span></text:p></text:note-body></text:note></text:span></text:span><text:span text:style-name="Strong_20_Emphasis"><text:span text:style-name="T47">, type </text:span></text:span><text:span text:style-name="Strong_20_Emphasis"><text:span text:style-name="T84">menu</text:span></text:span><text:span text:style-name="Strong_20_Emphasis"><text:span text:style-name="T47"> and click on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6" office:value-type="string">
            <text:p text:style-name="P42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89">4</text:span></text:span><text:span text:style-name="Strong_20_Emphasis"><text:span text:style-name="T77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7" office:value-type="string">
            <text:p text:style-name="P76"><text:span text:style-name="Strong_20_Emphasis"><text:span text:style-name="T41">Follow the instructions on the screen.</text:span></text:span></text:p>
          </table:table-cell>
        </table:table-row>
      </table:table>
      <text:p text:style-name="P51"/>
      <text:p text:style-name="P52"/>
      <text:p text:style-name="P63"><text:span text:style-name="T185">End of checklist,</text:span><text:span text:style-name="T186"> </text:span><text:span text:style-name="Strong_20_Emphasis"><text:span text:style-name="T146"><text:user-field-get text:name="Distro">Rocky Linux</text:user-field-get></text:span></text:span><text:span text:style-name="T184"><text:s/></text:span><text:span text:style-name="T183"><text:user-field-get text:name="Version">8.10</text:user-field-get></text:span><text:span text:style-name="T183"><text:s/></text:span><text:span text:style-name="Strong_20_Emphasis"><text:span text:style-name="T147">Desktop/</text:span></text:span><text:span text:style-name="Strong_20_Emphasis"><text:span text:style-name="T148">Workstation</text:span></text:span><text:span text:style-name="Strong_20_Emphasis"><text:span text:style-name="T94"> </text:span></text:span><text:span text:style-name="T185">installation is complete.</text:span></text:p>
      <text:p text:style-name="P38"/>
      <text:p text:style-name="P25"><text:span text:style-name="Emphasis"><text:span text:style-name="T301">Written</text:span></text:span><text:span text:style-name="Emphasis"><text:span text:style-name="T302"> </text:span></text:span><text:span text:style-name="Emphasis"><text:span text:style-name="T301">by</text:span></text:span><text:span text:style-name="Emphasis"><text:span text:style-name="T30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08">Karel Zimmer</text:span></text:span></text:a><text:span text:style-name="Emphasis"><text:span text:style-name="T303">.</text:span></text:span></text:p>
      <text:p text:style-name="P26"><text:span text:style-name="Emphasis"><text:span text:style-name="T306">License </text:span></text:span><text:span text:style-name="Emphasis"><text:span text:style-name="T304">C</text:span></text:span><text:span text:style-name="Emphasis"><text:span text:style-name="T305">C0</text:span></text:span><text:span text:style-name="Emphasis"><text:span text:style-name="T303"> 1.0 </text:span></text:span><text:span text:style-name="Emphasis"><text:span text:style-name="T30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7"><text:s/></text:span></text:span><text:span text:style-name="Emphasis"><text:span text:style-name="T30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7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4-10-06T09:38:47.383570326">06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10-06T09:38:47.234574241</dc:date>
    <meta:keyword>Installatie</meta:keyword>
    <meta:keyword>Checklist</meta:keyword>
    <meta:keyword>Linux</meta:keyword>
    <meta:editing-cycles>6957</meta:editing-cycles>
    <meta:editing-duration>P12DT7H32M46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5" meta:word-count="564" meta:character-count="3590" meta:non-whitespace-character-count="3067"/>
    <meta:user-defined meta:name="Info 1"/>
    <meta:user-defined meta:name="Info 2"/>
    <meta:user-defined meta:name="Info 3"/>
    <meta:user-defined meta:name="Info 4"/>
  </office:meta>
</office:document-meta>
</file>